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475cm" fo:min-width="3.918cm"/>
    </style:style>
    <style:style style:name="gr3" style:family="graphic" style:parent-style-name="standard">
      <style:graphic-properties draw:stroke="solid" draw:stroke-dash="Fine_20_Dashed" svg:stroke-color="#000000" draw:fill="none" draw:fill-color="#729fcf" draw:opacity="50%" draw:opacity-name="" draw:textarea-horizontal-align="left" draw:auto-grow-height="true" draw:auto-grow-width="true" fo:min-height="0.712cm" fo:min-width="3.731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dash" draw:stroke-dash="Fine_20_Dashed" svg:stroke-color="#000000" draw:textarea-vertical-align="middle" draw:ole-draw-aspect="1"/>
    </style:style>
    <style:style style:name="gr1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3.06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8cm" fo:min-width="0cm"/>
    </style:style>
    <style:style style:name="gr18" style:family="graphic" style:parent-style-name="standard">
      <style:graphic-properties draw:stroke="solid" draw:stroke-dash="Ultrafine_20_2_20_Dots_20_3_20_Dashes" svg:stroke-color="#000000" draw:fill="none" draw:fill-color="#ffffff" draw:textarea-horizontal-align="left" draw:auto-grow-height="true" draw:auto-grow-width="true" fo:min-height="1.423cm" fo:min-width="3.27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_20_with_20_no_20_fill_20_and_20_no_20_line">
      <style:graphic-properties draw:fill="solid" draw:fill-color="#ffffff" draw:opacity="50%" draw:opacity-name="" draw:textarea-vertical-align="middle" draw:ole-draw-aspect="1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06cm" fo:min-width="0cm"/>
    </style:style>
    <style:style style:name="gr3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Object_20_with_20_no_20_fill_20_and_20_no_20_line">
      <style:graphic-properties draw:stroke="dash" draw:stroke-dash="Ultrafine_20_Dashed" svg:stroke-color="#000000" draw:stroke-linejoin="round" draw:textarea-vertical-align="middle" draw:ole-draw-aspect="1"/>
    </style:style>
    <style:style style:name="gr3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658cm"/>
    </style:style>
    <style:style style:name="gr36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475cm" fo:min-width="1.573cm"/>
    </style:style>
    <style:style style:name="gr3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color="#ff00cc" draw:marker-start="Arrow" draw:marker-end="" draw:marker-end-width="0.3cm" draw:fill="none" draw:textarea-vertical-align="middle"/>
    </style:style>
    <style:style style:name="gr39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0.997cm"/>
    </style:style>
    <style:style style:name="gr41" style:family="graphic" style:parent-style-name="objectwithoutfill">
      <style:graphic-properties svg:stroke-width="0.028cm" svg:stroke-color="#000000" draw:marker-start="Small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42" style:family="graphic" style:parent-style-name="objectwithoutfill">
      <style:graphic-properties svg:stroke-color="#ff00cc" draw:marker-start="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6" style:family="graphic" style:parent-style-name="objectwithoutfill">
      <style:graphic-properties draw:stroke="dash" draw:stroke-dash="Line_20_with_20_Fine_20_Dots" draw:marker-end="Short_20_line_20_Arrow" draw:marker-end-width="0.3cm" draw:fill="none" draw:textarea-vertical-align="middle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 fo:font-size="12pt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style:text-position="-33% 58%" fo:font-size="12pt" style:font-size-asian="12pt" style:font-size-complex="12pt"/>
    </style:style>
    <style:style style:name="T12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3333ff" style:font-name="Liberation Sans1" fo:font-weight="bold" style:font-weight-asian="bold" style:font-weight-complex="bold"/>
    </style:style>
    <style:style style:name="T17" style:family="text">
      <style:text-properties style:font-name="Liberation Sans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944cm" svg:height="1.065cm" svg:x="21.082cm" svg:y="6.6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6.35cm" svg:height="2.342cm" svg:x="21.082cm" svg:y="8.2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5.669cm" svg:height="2.112cm" svg:x="21.082cm" svg:y="11.1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2" draw:text-style-name="P2" draw:layer="layout" svg:width="4.418cm" svg:height="0.725cm" svg:x="16.096cm" svg:y="3.127cm">
          <draw:text-box>
            <text:p><text:span text:style-name="T1">Compensate</text:span><text:span text:style-name="T2"> B by E</text:span></text:p>
          </draw:text-box>
        </draw:frame>
        <draw:frame draw:style-name="gr3" draw:text-style-name="P3" xml:id="id1" draw:id="id1" draw:layer="layout" svg:width="4.231cm" svg:height="0.962cm" svg:x="1.02cm" svg:y="1.475cm">
          <draw:text-box>
            <text:p><text:span text:style-name="T3">Misali</text:span><text:span text:style-name="T4">gnment</text:span></text:p>
          </draw:text-box>
        </draw:frame>
        <draw:connector draw:style-name="gr4" draw:text-style-name="P1" draw:layer="layout" svg:x1="3.135cm" svg:y1="2.437cm" svg:x2="4.813cm" svg:y2="4.345cm" draw:start-shape="id1" draw:start-glue-point="2" draw:end-shape="id2" svg:d="M3135 2437v1908h1678" svg:viewBox="0 0 1679 1909">
          <text:p/>
        </draw:connector>
        <draw:g>
          <draw:g>
            <draw:g>
              <draw:line draw:style-name="gr5" draw:text-style-name="P1" draw:layer="layout" svg:x1="18.962cm" svg:y1="4.176cm" svg:x2="18.962cm" svg:y2="2.182cm">
                <text:p/>
              </draw:line>
              <draw:g>
                <draw:line draw:style-name="gr5" draw:text-style-name="P1" draw:layer="layout" svg:x1="18.461cm" svg:y1="5.593cm" svg:x2="17.177cm" svg:y2="7.361cm">
                  <text:p/>
                </draw:line>
                <draw:g>
                  <draw:g>
                    <draw:line draw:style-name="gr6" draw:text-style-name="P1" draw:layer="layout" svg:x1="21.056cm" svg:y1="1.843cm" svg:x2="21.056cm" svg:y2="4.505cm">
                      <text:p/>
                    </draw:line>
                    <draw:line draw:style-name="gr5" draw:text-style-name="P1" draw:layer="layout" svg:x1="21.082cm" svg:y1="4.501cm" svg:x2="19.841cm" svg:y2="6.209cm">
                      <text:p/>
                    </draw:line>
                    <draw:frame draw:style-name="gr7" draw:layer="layout" svg:width="1.296cm" svg:height="1.368cm" svg:x="21.056cm" svg:y="1.76cm">
                      <draw:text-box>
                        <text:p>B<text:span text:style-name="T5">0</text:span></text:p>
                      </draw:text-box>
                    </draw:frame>
                    <draw:frame draw:style-name="gr8" draw:layer="layout" svg:width="1.241cm" svg:height="1.114cm" svg:x="20.857cm" svg:y="5.076cm">
                      <draw:text-box>
                        <text:p>E<text:span text:style-name="T5">0</text:span></text:p>
                      </draw:text-box>
                    </draw:frame>
                    <draw:g>
                      <draw:line draw:style-name="gr9" draw:text-style-name="P1" draw:layer="layout" svg:x1="21.056cm" svg:y1="4.605cm" svg:x2="24.631cm" svg:y2="5.175cm">
                        <text:p/>
                      </draw:line>
  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  <text:p/>
                      </draw:path>
                      <draw:frame draw:style-name="gr11" draw:layer="layout" svg:width="0.678cm" svg:height="0.962cm" svg:x="23.638cm" svg:y="4.318cm">
                        <draw:text-box>
                          <text:p>β</text:p>
                        </draw:text-box>
                      </draw:frame>
                    </draw:g>
                  </draw:g>
                  <draw:line draw:style-name="gr6" draw:text-style-name="P1" draw:layer="layout" svg:x1="17.438cm" svg:y1="2.436cm" svg:x2="17.438cm" svg:y2="4.722cm">
                    <text:p/>
                  </draw:line>
                  <draw:frame draw:style-name="gr12" draw:text-style-name="P1" draw:layer="layout" svg:width="1.681cm" svg:height="1.016cm" svg:x="16.773cm" svg:y="1.274cm">
                    <text:p/>
                    <draw:object xlink:href="./Object 4" xlink:type="simple" xlink:show="embed" xlink:actuate="onLoad"/>
                    <draw:image xlink:href="./ObjectReplacements/Object 4" xlink:type="simple" xlink:show="embed" xlink:actuate="onLoad"/>
                  </draw:frame>
                  <draw:frame draw:style-name="gr12" draw:text-style-name="P1" draw:layer="layout" svg:width="1.612cm" svg:height="1.02cm" svg:x="18.454cm" svg:y="1.27cm">
                    <text:p/>
                    <draw:object xlink:href="./Object 5" xlink:type="simple" xlink:show="embed" xlink:actuate="onLoad"/>
                    <draw:image xlink:href="./ObjectReplacements/Object 5" xlink:type="simple" xlink:show="embed" xlink:actuate="onLoad"/>
                  </draw:frame>
                  <draw:line draw:style-name="gr6" draw:text-style-name="P1" draw:layer="layout" svg:x1="17.939cm" svg:y1="7.619cm" svg:x2="19.223cm" svg:y2="5.851cm">
                    <text:p/>
                  </draw:line>
                  <draw:frame draw:style-name="gr12" draw:text-style-name="P1" draw:layer="layout" svg:width="1.612cm" svg:height="1.092cm" svg:x="18.112cm" svg:y="7.116cm">
                    <text:p/>
                    <draw:object xlink:href="./Object 6" xlink:type="simple" xlink:show="embed" xlink:actuate="onLoad"/>
                    <draw:image xlink:href="./ObjectReplacements/Object 6" xlink:type="simple" xlink:show="embed" xlink:actuate="onLoad"/>
                  </draw:frame>
                  <draw:frame draw:style-name="gr12" draw:text-style-name="P1" draw:layer="layout" svg:width="1.612cm" svg:height="1.016cm" svg:x="15.914cm" svg:y="7.112cm">
                    <text:p/>
                    <draw:object xlink:href="./Object 7" xlink:type="simple" xlink:show="embed" xlink:actuate="onLoad"/>
                    <draw:image xlink:href="./ObjectReplacements/Object 7" xlink:type="simple" xlink:show="embed" xlink:actuate="onLoad"/>
                  </draw:frame>
                </draw:g>
              </draw:g>
            </draw:g>
            <draw:g>
              <draw:line draw:style-name="gr13" draw:text-style-name="P1" draw:layer="layout" svg:x1="19.841cm" svg:y1="6.125cm" svg:x2="19.841cm" svg:y2="5.08cm">
                <text:p/>
              </draw:line>
              <draw:line draw:style-name="gr13" draw:text-style-name="P1" draw:layer="layout" svg:x1="18.962cm" svg:y1="2.256cm" svg:x2="19.679cm" svg:y2="1.27cm">
                <text:p/>
              </draw:line>
            </draw:g>
            <draw:g>
              <draw:line draw:style-name="gr14" draw:text-style-name="P1" draw:layer="layout" svg:x1="21.056cm" svg:y1="4.568cm" svg:x2="21.791cm" svg:y2="3.556cm">
                <text:p/>
              </draw:line>
              <draw:line draw:style-name="gr14" draw:text-style-name="P1" draw:layer="layout" svg:x1="17.438cm" svg:y1="4.723cm" svg:x2="18.173cm" svg:y2="3.711cm">
                <text:p/>
              </draw:line>
            </draw:g>
          </draw:g>
          <draw:line draw:style-name="gr13" draw:text-style-name="P1" draw:layer="layout" svg:x1="17.177cm" svg:y1="7.361cm" svg:x2="17.177cm" svg:y2="6.096cm">
            <text:p/>
          </draw:line>
          <draw:line draw:style-name="gr14" draw:text-style-name="P1" draw:layer="layout" svg:x1="19.136cm" svg:y1="5.958cm" svg:x2="19.136cm" svg:y2="4.919cm">
            <text:p/>
          </draw:line>
        </draw:g>
        <draw:frame draw:style-name="gr15" draw:text-style-name="P1" xml:id="id5" draw:id="id5" draw:layer="layout" svg:width="3.898cm" svg:height="1.092cm" svg:x="9.132cm" svg:y="8.46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" xml:id="id2" draw:id="id2" draw:layer="layout" svg:width="3.597cm" svg:height="2.418cm" svg:x="4.813cm" svg:y="3.136cm">
          <draw:text-box>
            <text:p text:style-name="P1">Non-zero </text:p>
            <text:p text:style-name="P1"><text:span text:style-name="T3">MDM</text:span> </text:p>
            <text:p text:style-name="P1">precession</text:p>
          </draw:text-box>
        </draw:frame>
        <draw:frame draw:style-name="gr17" draw:text-style-name="P2" draw:layer="layout" svg:width="3.448cm" svg:height="2.178cm" svg:x="6.584cm" svg:y="0.87cm">
          <draw:text-box>
            <text:p><text:span text:style-name="T2">Principally unfixable in a deuteron ring (Lorentz force)</text:span></text:p>
          </draw:text-box>
        </draw:frame>
        <draw:frame draw:style-name="gr18" draw:text-style-name="P1" xml:id="id6" draw:id="id6" draw:layer="layout" svg:width="4.1cm" svg:height="1.673cm" svg:x="9.044cm" svg:y="6.124cm">
          <draw:text-box>
            <text:p text:style-name="P1">CW/CCW </text:p>
            <text:p text:style-name="P1"><text:span text:style-name="T6">comparison</text:span></text:p>
          </draw:text-box>
        </draw:frame>
        <draw:g>
          <draw:frame draw:style-name="gr12" draw:text-style-name="P1" draw:layer="layout" svg:width="7.885cm" svg:height="2.108cm" svg:x="0.806cm" svg:y="6.106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g>
            <draw:line draw:style-name="gr13" draw:text-style-name="P1" draw:layer="layout" svg:x1="2.644cm" svg:y1="12.27cm" svg:x2="6.2cm" svg:y2="12.27cm">
              <text:p/>
            </draw:line>
            <draw:g>
              <draw:line draw:style-name="gr19" draw:text-style-name="P1" draw:layer="layout" svg:x1="0.76cm" svg:y1="11.867cm" svg:x2="8.384cm" svg:y2="11.867cm">
                <text:p/>
              </draw:line>
              <draw:path draw:style-name="gr10" draw:text-style-name="P1" draw:layer="layout" svg:width="6.57cm" svg:height="3.759cm" draw:transform="skewX (0.0270526034059121) rotate (0.302989158146216) translate (0.410090869794679cm 10.2167035741795cm)" svg:viewBox="0 0 6571 3760" svg:d="M0 1660c2908-1 3953-2984 4535-950 583 2034 2036 3050 2036 3050">
                <text:p/>
              </draw:path>
              <draw:line draw:style-name="gr20" draw:text-style-name="P1" xml:id="id4" draw:id="id4" draw:layer="layout" svg:x1="2.618cm" svg:y1="8.692cm" svg:x2="2.618cm" svg:y2="11.867cm">
                <text:p/>
              </draw:line>
              <draw:path draw:style-name="gr21" draw:text-style-name="P1" draw:layer="layout" svg:width="4.061cm" svg:height="2.883cm" draw:transform="skewX (-0.0757472895365539) rotate (-0.152192710773906) translate (0.626669293507188cm 9.00635690778697cm)" svg:viewBox="0 0 4062 2884" svg:d="M0 2884c1194 0 1791-3080 2030-2874s717 2464 1075 2258c358-204 957 2 957 2">
                <text:p/>
              </draw:path>
              <draw:frame draw:style-name="gr12" draw:text-style-name="P1" draw:layer="layout" svg:width="2.12cm" svg:height="0.838cm" svg:x="8.04cm" svg:y="11.918cm">
                <text:p/>
                <draw:object xlink:href="./Object 9" xlink:type="simple" xlink:show="embed" xlink:actuate="onLoad"/>
                <draw:image xlink:href="./ObjectReplacements/Object 9" xlink:type="simple" xlink:show="embed" xlink:actuate="onLoad"/>
              </draw:frame>
              <draw:frame draw:style-name="gr12" draw:text-style-name="P1" draw:layer="layout" svg:width="2.12cm" svg:height="1.092cm" svg:x="5.842cm" svg:y="12.248cm">
                <text:p/>
                <draw:object xlink:href="./Object 10" xlink:type="simple" xlink:show="embed" xlink:actuate="onLoad"/>
                <draw:image xlink:href="./ObjectReplacements/Object 10" xlink:type="simple" xlink:show="embed" xlink:actuate="onLoad"/>
              </draw:frame>
              <draw:line draw:style-name="gr22" draw:text-style-name="P1" xml:id="id3" draw:id="id3" draw:layer="layout" svg:x1="4.316cm" svg:y1="8.746cm" svg:x2="4.316cm" svg:y2="11.867cm">
                <text:p/>
              </draw:line>
              <draw:connector draw:style-name="gr23" draw:text-style-name="P1" draw:layer="layout" draw:type="line" svg:x1="4.316cm" svg:y1="10.306cm" svg:x2="2.618cm" svg:y2="10.279cm" draw:start-shape="id3" draw:start-glue-point="1" draw:end-shape="id4" draw:end-glue-point="1" svg:d="M4316 10306l-1698-27" svg:viewBox="0 0 1699 28">
                <text:p/>
              </draw:connector>
            </draw:g>
          </draw:g>
        </draw:g>
        <draw:connector draw:style-name="gr24" draw:text-style-name="P1" draw:layer="layout" svg:x1="3.322cm" svg:y1="10.907cm" svg:x2="9.132cm" svg:y2="9.014cm" draw:end-shape="id5" draw:end-glue-point="3" svg:d="M3322 10907h2655v-1893h3155" svg:viewBox="0 0 5811 1894">
          <text:p/>
        </draw:connector>
        <draw:g>
          <draw:g>
            <draw:line draw:style-name="gr25" draw:text-style-name="P1" draw:layer="layout" svg:x1="11.838cm" svg:y1="15.28cm" svg:x2="15.902cm" svg:y2="12.74cm">
              <text:p/>
            </draw:line>
            <draw:g>
              <draw:g>
                <draw:line draw:style-name="gr26" draw:text-style-name="P1" draw:layer="layout" svg:x1="12.117cm" svg:y1="14.878cm" svg:x2="12.117cm" svg:y2="15.132cm">
                  <text:p/>
                </draw:line>
                <draw:line draw:style-name="gr26" draw:text-style-name="P1" draw:layer="layout" svg:x1="11.932cm" svg:y1="15.006cm" svg:x2="12.288cm" svg:y2="15.006cm">
                  <text:p/>
                </draw:line>
              </draw:g>
              <draw:g>
                <draw:line draw:style-name="gr26" draw:text-style-name="P1" draw:layer="layout" svg:x1="13.017cm" svg:y1="14.478cm" svg:x2="13.017cm" svg:y2="14.732cm">
                  <text:p/>
                </draw:line>
                <draw:line draw:style-name="gr26" draw:text-style-name="P1" draw:layer="layout" svg:x1="12.832cm" svg:y1="14.606cm" svg:x2="13.188cm" svg:y2="14.606cm">
                  <text:p/>
                </draw:line>
              </draw:g>
              <draw:g>
                <draw:line draw:style-name="gr26" draw:text-style-name="P1" draw:layer="layout" svg:x1="13.717cm" svg:y1="14.078cm" svg:x2="13.717cm" svg:y2="14.332cm">
                  <text:p/>
                </draw:line>
                <draw:line draw:style-name="gr26" draw:text-style-name="P1" draw:layer="layout" svg:x1="13.532cm" svg:y1="14.206cm" svg:x2="13.888cm" svg:y2="14.206cm">
                  <text:p/>
                </draw:line>
              </draw:g>
              <draw:g>
                <draw:line draw:style-name="gr26" draw:text-style-name="P1" draw:layer="layout" svg:x1="14.117cm" svg:y1="13.478cm" svg:x2="14.117cm" svg:y2="13.732cm">
                  <text:p/>
                </draw:line>
                <draw:line draw:style-name="gr26" draw:text-style-name="P1" draw:layer="layout" svg:x1="13.932cm" svg:y1="13.606cm" svg:x2="14.288cm" svg:y2="13.606cm">
                  <text:p/>
                </draw:line>
              </draw:g>
              <draw:g>
                <draw:line draw:style-name="gr26" draw:text-style-name="P1" draw:layer="layout" svg:x1="14.817cm" svg:y1="13.278cm" svg:x2="14.817cm" svg:y2="13.532cm">
                  <text:p/>
                </draw:line>
                <draw:line draw:style-name="gr26" draw:text-style-name="P1" draw:layer="layout" svg:x1="14.632cm" svg:y1="13.406cm" svg:x2="14.988cm" svg:y2="13.406cm">
                  <text:p/>
                </draw:line>
              </draw:g>
              <draw:g>
                <draw:line draw:style-name="gr26" draw:text-style-name="P1" draw:layer="layout" svg:x1="15.617cm" svg:y1="12.878cm" svg:x2="15.617cm" svg:y2="13.132cm">
                  <text:p/>
                </draw:line>
                <draw:line draw:style-name="gr26" draw:text-style-name="P1" draw:layer="layout" svg:x1="15.432cm" svg:y1="13.006cm" svg:x2="15.788cm" svg:y2="13.006cm">
                  <text:p/>
                </draw:line>
              </draw:g>
            </draw:g>
          </draw:g>
          <draw:g>
            <draw:line draw:style-name="gr10" draw:text-style-name="P1" draw:layer="layout" svg:x1="11.33cm" svg:y1="15.788cm" svg:x2="16.918cm" svg:y2="15.788cm">
              <text:p/>
            </draw:line>
            <draw:frame draw:style-name="gr12" draw:text-style-name="P1" draw:layer="layout" svg:width="1.08cm" svg:height="1.041cm" svg:x="16.664cm" svg:y="15.788cm">
              <t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27" draw:text-style-name="P4" draw:layer="layout" svg:width="2.373cm" svg:height="0.962cm" svg:x="12.884cm" svg:y="15.71cm">
              <draw:text-box>
                <text:p><text:span text:style-name="T7">adjust</text:span></text:p>
              </draw:text-box>
            </draw:frame>
          </draw:g>
          <draw:g>
            <draw:frame draw:style-name="gr12" draw:text-style-name="P1" draw:layer="layout" svg:width="2.273cm" svg:height="0.895cm" svg:x="10.36cm" svg:y="10.791cm">
              <t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  <draw:line draw:style-name="gr10" draw:text-style-name="P1" draw:layer="layout" svg:x1="11.33cm" svg:y1="11.786cm" svg:x2="11.33cm" svg:y2="15.788cm">
              <text:p/>
            </draw:line>
            <draw:frame draw:style-name="gr28" draw:text-style-name="P5" draw:layer="layout" svg:width="3.106cm" svg:height="0.962cm" draw:transform="rotate (1.5707963267949) translate (10.46cm 15.152cm)">
              <draw:text-box>
                <text:p><text:span text:style-name="T6">measure</text:span></text:p>
              </draw:text-box>
            </draw:frame>
          </draw:g>
        </draw:g>
        <draw:frame draw:style-name="gr29" draw:text-style-name="P1" draw:layer="layout" svg:width="1.118cm" svg:height="0.461cm" svg:x="2.946cm" svg:y="9.7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0" draw:text-style-name="P1" xml:id="id7" draw:id="id7" draw:layer="layout" svg:width="4.447cm" svg:height="1.756cm" svg:x="11.509cm" svg:y="1.192cm">
          <draw:text-box>
            <text:p text:style-name="P1"><text:span text:style-name="T6">Frequency</text:span></text:p>
            <text:p text:style-name="P1"><text:span text:style-name="T8">measurement</text:span></text:p>
          </draw:text-box>
        </draw:frame>
        <draw:connector draw:style-name="gr31" draw:text-style-name="P1" draw:layer="layout" svg:x1="8.41cm" svg:y1="4.345cm" svg:x2="11.094cm" svg:y2="6.124cm" draw:start-shape="id2" draw:start-glue-point="1" draw:end-shape="id6" draw:end-glue-point="0" svg:d="M8410 4345h2684v1779" svg:viewBox="0 0 2685 1780">
          <text:p/>
        </draw:connector>
        <draw:connector draw:style-name="gr31" draw:text-style-name="P1" draw:layer="layout" svg:x1="8.41cm" svg:y1="4.345cm" svg:x2="11.509cm" svg:y2="2.07cm" draw:start-shape="id2" draw:start-glue-point="1" draw:end-shape="id7" draw:end-glue-point="3" svg:d="M8410 4345h1558v-2275h1541" svg:viewBox="0 0 3100 2276">
          <text:p/>
        </draw:connector>
        <draw:frame draw:style-name="gr32" draw:text-style-name="P1" xml:id="id9" draw:id="id9" draw:layer="layout" svg:width="2.248cm" svg:height="0.948cm" svg:x="15.028cm" svg:y="9.3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7" draw:text-style-name="P2" draw:layer="layout" svg:width="2.085cm" svg:height="0.725cm" svg:x="15.11cm" svg:y="8.69cm">
          <draw:text-box>
            <text:p><text:span text:style-name="T2">solenoid</text:span></text:p>
          </draw:text-box>
        </draw:frame>
        <draw:connector draw:style-name="gr33" draw:text-style-name="P1" draw:layer="layout" svg:x1="16.152cm" svg:y1="10.819cm" svg:x2="16.152cm" svg:y2="10.284cm" draw:start-shape="id8" draw:start-glue-point="0" draw:end-shape="id9" draw:end-glue-point="2" svg:d="M16152 10819v-535" svg:viewBox="0 0 1 536">
          <text:p/>
        </draw:connector>
        <draw:g>
          <draw:path draw:style-name="gr10" draw:text-style-name="P1" draw:layer="layout" svg:width="0.386cm" svg:height="0.288cm" draw:transform="skewX (0.0022689280275925) rotate (-0.469493568786475) translate (19.8314097305679cm 16.7547496809649cm)" svg:viewBox="0 0 387 289" svg:d="M0 8c116-24 291 1 328 140l39 103 20 38">
            <text:p/>
          </draw:path>
          <draw:custom-shape draw:style-name="gr34" draw:text-style-name="P1" draw:layer="layout" svg:width="0.254cm" svg:height="0.254cm" draw:transform="rotate (-0.558505360638186) translate (20.38cm 16.01cm)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frame draw:style-name="gr35" draw:layer="layout" svg:width="1.56cm" svg:height="0.962cm" svg:x="19.905cm" svg:y="13.815cm">
                  <draw:text-box>
                    <text:p>CW</text:p>
                  </draw:text-box>
                </draw:frame>
                <draw:g>
                  <draw:line draw:style-name="gr10" draw:text-style-name="P1" xml:id="id13" draw:id="id13" draw:layer="layout" svg:x1="22.005cm" svg:y1="15.77cm" svg:x2="19.47cm" svg:y2="15.77cm">
                    <text:p/>
                  </draw:line>
                  <draw:line draw:style-name="gr10" draw:text-style-name="P1" xml:id="id12" draw:id="id12" draw:layer="layout" svg:x1="20.497cm" svg:y1="14.451cm" svg:x2="20.497cm" svg:y2="17.138cm">
                    <text:p/>
                  </draw:line>
                  <draw:custom-shape draw:style-name="gr36" draw:text-style-name="P1" xml:id="id10" draw:id="id10" draw:layer="layout" svg:width="2.073cm" svg:height="0.725cm" draw:transform="rotate (-0.561821486216975) translate (19.873cm 14.8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37" draw:text-style-name="P1" xml:id="id11" draw:id="id11" draw:layer="layout" draw:type="line" svg:x1="20.364cm" svg:y1="15.993cm" svg:x2="19.47cm" svg:y2="17.138cm" draw:start-shape="id10" draw:start-glue-point="2" svg:d="M20364 15993l-894 1145" svg:viewBox="0 0 895 1146">
                    <text:p/>
                  </draw:connector>
                  <draw:connector draw:style-name="gr38" draw:text-style-name="P1" draw:layer="layout" draw:type="line" svg:x1="19.47cm" svg:y1="17.138cm" svg:x2="20.497cm" svg:y2="17.138cm" draw:start-shape="id11" draw:start-glue-point="3" draw:end-shape="id12" draw:end-glue-point="2" svg:d="M19470 17138h1027" svg:viewBox="0 0 1028 1">
                    <text:p/>
                  </draw:connector>
                  <draw:connector draw:style-name="gr39" draw:text-style-name="P1" draw:layer="layout" draw:type="line" svg:x1="19.47cm" svg:y1="17.138cm" svg:x2="19.47cm" svg:y2="15.77cm" draw:start-shape="id11" draw:start-glue-point="3" draw:end-shape="id13" draw:end-glue-point="3" svg:d="M19470 17138v-1368" svg:viewBox="0 0 1 1369">
                    <text:p/>
                  </draw:connector>
                </draw:g>
              </draw:g>
              <draw:g>
                <draw:line draw:style-name="gr10" draw:text-style-name="P1" draw:layer="layout" svg:x1="26.048cm" svg:y1="15.77cm" svg:x2="23.513cm" svg:y2="15.77cm">
                  <text:p/>
                </draw:line>
                <draw:line draw:style-name="gr10" draw:text-style-name="P1" draw:layer="layout" svg:x1="24.54cm" svg:y1="14.451cm" svg:x2="24.54cm" svg:y2="17.138cm">
                  <text:p/>
                </draw:line>
                <draw:g>
                  <draw:frame draw:style-name="gr40" draw:layer="layout" svg:width="2.018cm" svg:height="0.962cm" svg:x="23.812cm" svg:y="13.815cm">
                    <draw:text-box>
                      <text:p>CCW</text:p>
                    </draw:text-box>
                  </draw:frame>
                  <draw:custom-shape draw:style-name="gr36" draw:text-style-name="P1" xml:id="id14" draw:id="id14" draw:layer="layout" svg:width="2.073cm" svg:height="0.725cm" draw:transform="rotate (-0.561821486216975) translate (24.016cm 14.8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41" draw:text-style-name="P1" xml:id="id15" draw:id="id15" draw:layer="layout" draw:type="line" svg:x1="24.507cm" svg:y1="15.993cm" svg:x2="23.613cm" svg:y2="17.138cm" draw:start-shape="id14" draw:start-glue-point="2" svg:d="M24507 15993l-894 1145" svg:viewBox="0 0 895 1146">
                    <text:p/>
                  </draw:connector>
                  <draw:connector draw:style-name="gr42" draw:text-style-name="P1" draw:layer="layout" draw:type="line" svg:x1="23.613cm" svg:y1="17.138cm" svg:x2="24.54cm" svg:y2="17.138cm" draw:start-shape="id15" draw:start-glue-point="3" svg:d="M23613 17138h927" svg:viewBox="0 0 928 1">
                    <text:p/>
                  </draw:connector>
                  <draw:connector draw:style-name="gr43" draw:text-style-name="P1" draw:layer="layout" draw:type="line" svg:x1="23.613cm" svg:y1="17.138cm" svg:x2="23.603cm" svg:y2="15.799cm" draw:start-shape="id15" draw:start-glue-point="3" svg:d="M23613 17138l-10-1339" svg:viewBox="0 0 11 1340">
                    <text:p/>
                  </draw:connector>
                  <draw:path draw:style-name="gr10" draw:text-style-name="P1" draw:layer="layout" svg:width="0.385cm" svg:height="0.288cm" draw:transform="rotate (-0.469493568786475) translate (23.9654642607176cm 16.7054832762055cm)" svg:viewBox="0 0 386 289" svg:d="M0 8c117-24 291 1 327 140l40 103 19 38">
                    <text:p/>
                  </draw:path>
                  <draw:custom-shape draw:style-name="gr34" draw:text-style-name="P1" draw:layer="layout" svg:width="0.254cm" svg:height="0.254cm" draw:transform="rotate (-0.558505360638186) translate (24.48cm 15.96cm)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frame draw:style-name="gr44" draw:text-style-name="P6" draw:layer="layout" svg:width="6.912cm" svg:height="1.812cm" svg:x="19.67cm" svg:y="17.596cm">
              <draw:text-box>
                <text:p text:style-name="P6"><text:span text:style-name="T2">Geometry fixes B</text:span><text:span text:style-name="T9">y</text:span><text:span text:style-name="T2"> : </text:span><text:span text:style-name="T10">B</text:span><text:span text:style-name="T11">r</text:span><text:span text:style-name="T2"> </text:span></text:p>
                <text:p text:style-name="P6"><text:span text:style-name="T1">reproduce</text:span><text:span text:style-name="T2"> </text:span><text:span text:style-name="T12">error</text:span><text:span text:style-name="T2"> by reproducing </text:span><text:span text:style-name="T13">signal</text:span></text:p>
              </draw:text-box>
            </draw:frame>
          </draw:g>
        </draw:g>
        <draw:frame draw:style-name="gr45" draw:text-style-name="P7" draw:layer="layout" svg:width="1.67cm" svg:height="1.039cm" svg:x="12.438cm" svg:y="11.246cm">
          <draw:text-box>
            <text:p text:style-name="P1"><text:span text:style-name="T14">fading</text:span><text:span text:style-name="T15"> effect</text:span></text:p>
          </draw:text-box>
        </draw:frame>
        <draw:connector draw:style-name="gr46" draw:text-style-name="P1" draw:layer="layout" draw:type="curve" svg:x1="15.028cm" svg:y1="9.81cm" svg:x2="12.517cm" svg:y2="11.201cm" draw:start-shape="id9" draw:start-glue-point="3" svg:d="M15028 9810c-2259 0-1004 1391-2511 1391" svg:viewBox="0 0 2512 1392">
          <text:p/>
        </draw:connector>
        <draw:frame draw:style-name="gr47" draw:text-style-name="P8" xml:id="id8" draw:id="id8" draw:layer="layout" svg:width="4.549cm" svg:height="1.673cm" svg:x="13.878cm" svg:y="10.819cm">
          <draw:text-box>
            <text:p text:style-name="P8"><text:span text:style-name="T6">Calibration</text:span></text:p>
            <text:p text:style-name="P8"><text:span text:style-name="T8">in the </text:span><text:span text:style-name="T16">rs</text:span><text:span text:style-name="T17"> plane</text:span></text:p>
          </draw:text-box>
        </draw:frame>
        <presentation:notes draw:style-name="dp2">
          <draw:page-thumbnail draw:style-name="gr4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6-01T16:09:36.978960358</dc:date>
    <dc:creator>Alex Aksentyev</dc:creator>
    <meta:editing-duration>PT2H27M35S</meta:editing-duration>
    <meta:editing-cycles>38</meta:editing-cycles>
    <meta:generator>LibreOffice/4.3.3.2$Linux_X86_64 LibreOffice_project/430m0$Build-2</meta:generator>
    <meta:document-statistic meta:object-count="144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11/content.xml><?xml version="1.0" encoding="utf-8"?>
<math xmlns="http://www.w3.org/1998/Math/MathML" display="block">
  <semantics>
    <mrow>
      <msubsup>
        <mi mathvariant="normal">γ</mi>
        <mi mathvariant="italic">eff</mi>
        <mi mathvariant="italic">CW</mi>
      </msubsup>
      <mo stretchy="false">≡</mo>
      <msubsup>
        <mi mathvariant="normal">γ</mi>
        <mi mathvariant="italic">eff</mi>
        <mi mathvariant="italic">CCW</mi>
      </msubsup>
    </mrow>
    <annotation encoding="StarMath 5.0">%gamma_{ eff }^{ CW }  equiv %gamma_{ eff }^{ CCW }</annotation>
  </semantics>
</math>
</file>

<file path=Object 12/content.xml><?xml version="1.0" encoding="utf-8"?>
<math xmlns="http://www.w3.org/1998/Math/MathML" display="block">
  <semantics>
    <msub>
      <mi>B</mi>
      <mi>y</mi>
    </msub>
    <annotation encoding="StarMath 5.0">B_y</annotation>
  </semantics>
</math>
</file>

<file path=Object 13/content.xml><?xml version="1.0" encoding="utf-8"?>
<math xmlns="http://www.w3.org/1998/Math/MathML" display="block">
  <semantics>
    <mrow>
      <msub>
        <mi mathvariant="normal">Ω</mi>
        <mi mathvariant="italic">rs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{ rs }( %gamma_{eff} )</annotation>
  </semantics>
</math>
</file>

<file path=Object 14/content.xml><?xml version="1.0" encoding="utf-8"?>
<math xmlns="http://www.w3.org/1998/Math/MathML" display="block">
  <semantics>
    <mrow>
      <msub>
        <mi mathvariant="normal">Ω</mi>
        <mi>y</mi>
      </msub>
      <mo stretchy="false">≡</mo>
      <mn>0</mn>
    </mrow>
    <annotation encoding="StarMath 5.0">%OMEGA_y equiv 0</annotation>
  </semantics>
</math>
</file>

<file path=Object 15/content.xml><?xml version="1.0" encoding="utf-8"?>
<math xmlns="http://www.w3.org/1998/Math/MathML" display="block">
  <semantics>
    <msub>
      <mi mathvariant="normal">Ω</mi>
      <mi mathvariant="italic">EDM</mi>
    </msub>
    <annotation encoding="StarMath 5.0">%OMEGA_{ EDM }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